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marker-start="Arrowheads_20_1" draw:fill="solid" draw:fill-color="#ffffff" draw:textarea-horizontal-align="justify" draw:textarea-vertical-align="middle" draw:auto-grow-height="false" fo:min-height="11.35cm" fo:min-width="15.8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15.8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15.8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1.5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2.6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3.1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2.7cm"/>
    </style:style>
    <style:style style:name="gr8" style:family="graphic" style:parent-style-name="standard">
      <style:graphic-properties svg:stroke-color="#000000" draw:fill="solid" draw:fill-color="#729fcf" draw:textarea-horizontal-align="justify" draw:textarea-vertical-align="middle" draw:auto-grow-height="false" fo:min-height="0.75cm" fo:min-width="2.7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2.7cm"/>
    </style:style>
    <style:style style:name="gr10" style:family="graphic" style:parent-style-name="standard">
      <style:graphic-properties draw:stroke="none" svg:stroke-color="#000000" draw:fill="none" draw:fill-color="#ffffff" fo:min-height="3.556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2cm"/>
    </style:style>
    <style:style style:name="gr12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7pt" style:font-size-asian="17pt" style:font-size-complex="17pt"/>
    </style:style>
    <style:style style:name="T1" style:family="text">
      <style:text-properties fo:color="#999999"/>
    </style:style>
    <style:style style:name="T2" style:family="text">
      <style:text-properties fo:font-size="17pt" style:font-size-asian="17pt" style:font-size-complex="1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3cm" svg:height="11.6cm" svg:x="1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6.3cm" svg:height="1cm" svg:x="1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6.3cm" svg:height="1cm" svg:x="1cm" svg:y="3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6.3cm" svg:height="1cm" svg:x="1cm" svg:y="12.6cm">
          <text:p text:style-name="P1"><text:span text:style-name="T1">Items: 5 </text:span><text:s text:c="76"/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1cm" svg:x="1cm" svg:y="3cm">
          <text:p text:style-name="P1">Ope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1cm" svg:x="3cm" svg:y="3cm">
          <text:p text:style-name="P1">Sav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1cm" svg:x="5cm" svg:y="3cm">
          <text:p text:style-name="P1">Clos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1cm" svg:x="1cm" svg:y="2cm">
          <text:p text:style-name="P1">Fil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1cm" svg:x="3cm" svg:y="2cm">
          <text:p text:style-name="P1">Edit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1cm" svg:height="1cm" svg:x="6.9cm" svg:y="3cm">
          <text:p text:style-name="P1">New Event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6cm" svg:height="1cm" svg:x="10cm" svg:y="3cm">
          <text:p text:style-name="P1">New Recor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6.3cm" svg:height="1cm" svg:x="1cm" svg:y="1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2cm" svg:height="1cm" svg:x="1cm" svg:y="4cm">
          <text:p text:style-name="P1">EventID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2cm" svg:height="1cm" svg:x="4.2cm" svg:y="4cm">
          <text:p text:style-name="P1">Dat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2cm" svg:height="1cm" svg:x="1cm" svg:y="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2cm" svg:height="1cm" svg:x="4.2cm" svg:y="5cm">
          <text:p text:style-name="P1"><text:span text:style-name="T2">17/10/1995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2cm" svg:height="1cm" svg:x="1cm" svg:y="6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2cm" svg:height="1cm" svg:x="4.2cm" svg:y="6cm">
          <text:p text:style-name="P1">15/6/2012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2cm" svg:height="1cm" svg:x="1cm" svg:y="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2cm" svg:height="1cm" svg:x="4.2cm" svg:y="7cm">
          <text:p text:style-name="P1"><text:span text:style-name="T2">21/2/2002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2cm" svg:height="1cm" svg:x="1cm" svg:y="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2cm" svg:height="1cm" svg:x="4.2cm" svg:y="8cm">
          <text:p text:style-name="P1"><text:span text:style-name="T2">10/8/2013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2cm" svg:height="1cm" svg:x="1cm" svg:y="9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2cm" svg:height="1cm" svg:x="4.2cm" svg:y="9cm">
          <text:p text:style-name="P1"><text:span text:style-name="T2">25/12/2009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2cm" svg:height="1cm" svg:x="1cm" svg:y="1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2cm" svg:height="1cm" svg:x="4.2cm" svg:y="1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2cm" svg:height="1cm" svg:x="1cm" svg:y="1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2cm" svg:height="1cm" svg:x="4.2cm" svg:y="11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8.4cm" svg:height="3.806cm" svg:x="7.6cm" svg:y="5.5cm">
          <draw:text-box>
            <text:p>Course code: E33\10</text:p>
            <text:p>Course distance: 10 Miles</text:p>
            <text:p>No. of records: 12</text:p>
            <text:p>Event reference ID: 3</text:p>
            <text:p/>
          </draw:text-box>
        </draw:frame>
        <draw:custom-shape draw:style-name="gr11" draw:text-style-name="P1" draw:layer="layout" svg:width="2.5cm" svg:height="1cm" svg:x="7.8cm" svg:y="4.2cm">
          <text:p text:style-name="P1">Event <text:s text:c="3"/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9.9cm" svg:y1="4.6cm" svg:x2="9.9cm" svg:y2="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1T19:40:23.239000000</meta:creation-date>
    <dc:date>2014-12-01T20:55:41.852000000</dc:date>
    <meta:editing-duration>PT5M14S</meta:editing-duration>
    <meta:editing-cycles>5</meta:editing-cycles>
    <meta:generator>LibreOffice/4.3.2.2$Windows_x86 LibreOffice_project/edfb5295ba211bd31ad47d0bad0118690f76407d</meta:generator>
    <meta:document-statistic meta:object-count="31"/>
  </office:meta>
</office:document-meta>
</file>